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L-Backup 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orsche Design 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1" office:value-type="string" calcext:value-type="string">
            <text:p>Capacity [TB]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Archi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s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up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2-04-17T13:35:51.679453922</dc:date>
    <meta:editing-duration>PT4M35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